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11.393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5.156cm"/>
    </style:style>
    <style:style style:name="co6" style:family="table-column">
      <style:table-column-properties fo:break-before="auto" style:column-width="5.5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videndStockPick.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ik</text:p>
          </table:table-cell>
          <table:table-cell office:value-type="string" calcext:value-type="string">
            <text:p>latest_ticker</text:p>
          </table:table-cell>
          <table:table-cell office:value-type="string" calcext:value-type="string">
            <text:p>latest_company_name</text:p>
          </table:table-cell>
          <table:table-cell office:value-type="string" calcext:value-type="string">
            <text:p>latest_year_for_cik</text:p>
          </table:table-cell>
          <table:table-cell office:value-type="string" calcext:value-type="string">
            <text:p>positive_dividend_years_count</text:p>
          </table:table-cell>
          <table:table-cell office:value-type="string" calcext:value-type="string">
            <text:p>increasing_dividend_years_count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ACU</text:p>
          </table:table-cell>
          <table:table-cell office:value-type="string" calcext:value-type="string">
            <text:p>Acme United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string" calcext:value-type="string">
            <text:p>AXP</text:p>
          </table:table-cell>
          <table:table-cell office:value-type="string" calcext:value-type="string">
            <text:p>AMERICAN EXPRESS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Aflac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UNMA</text:p>
          </table:table-cell>
          <table:table-cell office:value-type="string" calcext:value-type="string">
            <text:p>Unum Grou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AMAT</text:p>
          </table:table-cell>
          <table:table-cell office:value-type="string" calcext:value-type="string">
            <text:p>APPLIED MATERIALS INC /DE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RCHER-DANIELS-MIDLAND CO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AUTOMATIC DATA PROCESSING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string" calcext:value-type="string">
            <text:p>BCPC</text:p>
          </table:table-cell>
          <table:table-cell office:value-type="string" calcext:value-type="string">
            <text:p>Balchem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ASSETT FURNITURE INDUSTRIES,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string" calcext:value-type="string">
            <text:p>CELG-RI</text:p>
          </table:table-cell>
          <table:table-cell office:value-type="string" calcext:value-type="string">
            <text:p>BRISTOL-MYERS SQUIBB COMPANY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617" calcext:value-type="float">
            <text:p>19617</text:p>
          </table:table-cell>
          <table:table-cell office:value-type="string" calcext:value-type="string">
            <text:p>AMJB</text:p>
          </table:table-cell>
          <table:table-cell office:value-type="string" calcext:value-type="string">
            <text:p>JPMorgan Chase &amp; Co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CHDN</text:p>
          </table:table-cell>
          <table:table-cell office:value-type="string" calcext:value-type="string">
            <text:p>Churchill Downs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COCA COLA CO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545" calcext:value-type="float">
            <text:p>24545</text:p>
          </table:table-cell>
          <table:table-cell office:value-type="string" calcext:value-type="string">
            <text:p>TAP-A</text:p>
          </table:table-cell>
          <table:table-cell office:value-type="string" calcext:value-type="string">
            <text:p>MOLSON COORS BEVERAGE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string" calcext:value-type="string">
            <text:p>CXT</text:p>
          </table:table-cell>
          <table:table-cell office:value-type="string" calcext:value-type="string">
            <text:p>CRANE NXT, CO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172" calcext:value-type="float">
            <text:p>26172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CUMMINS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04" calcext:value-type="float">
            <text:p>27904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ELTA AIR LIN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488" calcext:value-type="float">
            <text:p>33488</text:p>
          </table:table-cell>
          <table:table-cell office:value-type="string" calcext:value-type="string">
            <text:p>ESCA</text:p>
          </table:table-cell>
          <table:table-cell office:value-type="string" calcext:value-type="string">
            <text:p>ESCALADE,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472" calcext:value-type="float">
            <text:p>37472</text:p>
          </table:table-cell>
          <table:table-cell office:value-type="string" calcext:value-type="string">
            <text:p>FLXS</text:p>
          </table:table-cell>
          <table:table-cell office:value-type="string" calcext:value-type="string">
            <text:p>FLEXSTEEL INDUSTR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725" calcext:value-type="float">
            <text:p>38725</text:p>
          </table:table-cell>
          <table:table-cell office:value-type="string" calcext:value-type="string">
            <text:p>FELE</text:p>
          </table:table-cell>
          <table:table-cell office:value-type="string" calcext:value-type="string">
            <text:p>FRANKLIN ELECTRIC CO.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11" calcext:value-type="float">
            <text:p>39311</text:p>
          </table:table-cell>
          <table:table-cell office:value-type="string" calcext:value-type="string">
            <text:p>IBCP</text:p>
          </table:table-cell>
          <table:table-cell office:value-type="string" calcext:value-type="string">
            <text:p>INDEPENDENT BANK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533" calcext:value-type="float">
            <text:p>40533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ENERAL DYNAMICS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ENERAL MILL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87" calcext:value-type="float">
            <text:p>40987</text:p>
          </table:table-cell>
          <table:table-cell office:value-type="string" calcext:value-type="string">
            <text:p>GPC</text:p>
          </table:table-cell>
          <table:table-cell office:value-type="string" calcext:value-type="string">
            <text:p>GENUINE PARTS CO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888" calcext:value-type="float">
            <text:p>42888</text:p>
          </table:table-cell>
          <table:table-cell office:value-type="string" calcext:value-type="string">
            <text:p>GGG</text:p>
          </table:table-cell>
          <table:table-cell office:value-type="string" calcext:value-type="string">
            <text:p>Graco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sbro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129" calcext:value-type="float">
            <text:p>46129</text:p>
          </table:table-cell>
          <table:table-cell office:value-type="string" calcext:value-type="string">
            <text:p>ALNT</text:p>
          </table:table-cell>
          <table:table-cell office:value-type="string" calcext:value-type="string">
            <text:p>ALLIENT IN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287" calcext:value-type="float">
            <text:p>48287</text:p>
          </table:table-cell>
          <table:table-cell office:value-type="string" calcext:value-type="string">
            <text:p>HNI</text:p>
          </table:table-cell>
          <table:table-cell office:value-type="string" calcext:value-type="string">
            <text:p>HNI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071" calcext:value-type="float">
            <text:p>49071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Humana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434" calcext:value-type="float">
            <text:p>51434</text:p>
          </table:table-cell>
          <table:table-cell office:value-type="string" calcext:value-type="string">
            <text:p>INPAP</text:p>
          </table:table-cell>
          <table:table-cell office:value-type="string" calcext:value-type="string">
            <text:p>INTERNATIONAL PAPER CO /NEW/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785" calcext:value-type="float">
            <text:p>55785</text:p>
          </table:table-cell>
          <table:table-cell office:value-type="string" calcext:value-type="string">
            <text:p>KMB</text:p>
          </table:table-cell>
          <table:table-cell office:value-type="string" calcext:value-type="string">
            <text:p>KIMBERLY-CLARK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58492" calcext:value-type="float">
            <text:p>58492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GGETT &amp; PLATT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78" calcext:value-type="float">
            <text:p>59478</text:p>
          </table:table-cell>
          <table:table-cell office:value-type="string" calcext:value-type="string">
            <text:p>LLY</text:p>
          </table:table-cell>
          <table:table-cell office:value-type="string" calcext:value-type="string">
            <text:p>ELI LILLY AND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558" calcext:value-type="float">
            <text:p>59558</text:p>
          </table:table-cell>
          <table:table-cell office:value-type="string" calcext:value-type="string">
            <text:p>LNC-PD</text:p>
          </table:table-cell>
          <table:table-cell office:value-type="string" calcext:value-type="string">
            <text:p>Lincoln National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4803" calcext:value-type="float">
            <text:p>64803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CVS HEALTH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996" calcext:value-type="float">
            <text:p>64996</text:p>
          </table:table-cell>
          <table:table-cell office:value-type="string" calcext:value-type="string">
            <text:p>MCY</text:p>
          </table:table-cell>
          <table:table-cell office:value-type="string" calcext:value-type="string">
            <text:p>MERCURY GENERAL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66382" calcext:value-type="float">
            <text:p>66382</text:p>
          </table:table-cell>
          <table:table-cell office:value-type="string" calcext:value-type="string">
            <text:p>MLKN</text:p>
          </table:table-cell>
          <table:table-cell office:value-type="string" calcext:value-type="string">
            <text:p>MillerKnol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570" calcext:value-type="float">
            <text:p>66570</text:p>
          </table:table-cell>
          <table:table-cell office:value-type="string" calcext:value-type="string">
            <text:p>MNESP</text:p>
          </table:table-cell>
          <table:table-cell office:value-type="string" calcext:value-type="string">
            <text:p>MSA SAFETY INCORPORATED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16" calcext:value-type="float">
            <text:p>67716</text:p>
          </table:table-cell>
          <table:table-cell office:value-type="string" calcext:value-type="string">
            <text:p>MDU</text:p>
          </table:table-cell>
          <table:table-cell office:value-type="string" calcext:value-type="string">
            <text:p>MDU RESOURCES GROU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57" calcext:value-type="float">
            <text:p>71557</text:p>
          </table:table-cell>
          <table:table-cell office:value-type="string" calcext:value-type="string">
            <text:p>NUVR</text:p>
          </table:table-cell>
          <table:table-cell office:value-type="string" calcext:value-type="string">
            <text:p>NUVERA COMMUNICATION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903" calcext:value-type="float">
            <text:p>72903</text:p>
          </table:table-cell>
          <table:table-cell office:value-type="string" calcext:value-type="string">
            <text:p>XEL</text:p>
          </table:table-cell>
          <table:table-cell office:value-type="string" calcext:value-type="string">
            <text:p>XCEL ENERGY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34" calcext:value-type="float">
            <text:p>76334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rker-Hannifin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76" calcext:value-type="float">
            <text:p>77476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psiCo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82" calcext:value-type="float">
            <text:p>79282</text:p>
          </table:table-cell>
          <table:table-cell office:value-type="string" calcext:value-type="string">
            <text:p>BRO</text:p>
          </table:table-cell>
          <table:table-cell office:value-type="string" calcext:value-type="string">
            <text:p>BROWN &amp; BROWN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79" calcext:value-type="float">
            <text:p>79879</text:p>
          </table:table-cell>
          <table:table-cell office:value-type="string" calcext:value-type="string">
            <text:p>PPG</text:p>
          </table:table-cell>
          <table:table-cell office:value-type="string" calcext:value-type="string">
            <text:p>PPG INDUSTRIES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24" calcext:value-type="float">
            <text:p>80424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ROCTER &amp; GAMBLE CO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800" calcext:value-type="float">
            <text:p>89800</text:p>
          </table:table-cell>
          <table:table-cell office:value-type="string" calcext:value-type="string">
            <text:p>SHW</text:p>
          </table:table-cell>
          <table:table-cell office:value-type="string" calcext:value-type="string">
            <text:p>SHERWIN WILLIAMS CO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440" calcext:value-type="float">
            <text:p>91440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nap-on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576" calcext:value-type="float">
            <text:p>91576</text:p>
          </table:table-cell>
          <table:table-cell office:value-type="string" calcext:value-type="string">
            <text:p>KEY-PL</text:p>
          </table:table-cell>
          <table:table-cell office:value-type="string" calcext:value-type="string">
            <text:p>Key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751" calcext:value-type="float">
            <text:p>93751</text:p>
          </table:table-cell>
          <table:table-cell office:value-type="string" calcext:value-type="string">
            <text:p>STT-PG</text:p>
          </table:table-cell>
          <table:table-cell office:value-type="string" calcext:value-type="string">
            <text:p>State Street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49" calcext:value-type="float">
            <text:p>94049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TEPAN COMPANY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845" calcext:value-type="float">
            <text:p>94845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LEVI STRAUSS &amp; CO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574" calcext:value-type="float">
            <text:p>95574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Superior Group of Compani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7134" calcext:value-type="float">
            <text:p>97134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TENNANT CO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476" calcext:value-type="float">
            <text:p>97476</text:p>
          </table:table-cell>
          <table:table-cell office:value-type="string" calcext:value-type="string">
            <text:p>TXN</text:p>
          </table:table-cell>
          <table:table-cell office:value-type="string" calcext:value-type="string">
            <text:p>TEXAS INSTRUMENTS INCORPORATED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885" calcext:value-type="float">
            <text:p>100885</text:p>
          </table:table-cell>
          <table:table-cell office:value-type="string" calcext:value-type="string">
            <text:p>UNP</text:p>
          </table:table-cell>
          <table:table-cell office:value-type="string" calcext:value-type="string">
            <text:p>UNION PACIFIC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382" calcext:value-type="float">
            <text:p>101382</text:p>
          </table:table-cell>
          <table:table-cell office:value-type="string" calcext:value-type="string">
            <text:p>UMBFP</text:p>
          </table:table-cell>
          <table:table-cell office:value-type="string" calcext:value-type="string">
            <text:p>UMB FINANCIAL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894" calcext:value-type="float">
            <text:p>104894</text:p>
          </table:table-cell>
          <table:table-cell office:value-type="string" calcext:value-type="string">
            <text:p>ELME</text:p>
          </table:table-cell>
          <table:table-cell office:value-type="string" calcext:value-type="string">
            <text:p>ELME COMMUNITIES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918" calcext:value-type="float">
            <text:p>104918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ISTA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132" calcext:value-type="float">
            <text:p>105132</text:p>
          </table:table-cell>
          <table:table-cell office:value-type="string" calcext:value-type="string">
            <text:p>WDFC</text:p>
          </table:table-cell>
          <table:table-cell office:value-type="string" calcext:value-type="string">
            <text:p>WD-40 COMPANY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040" calcext:value-type="float">
            <text:p>106040</text:p>
          </table:table-cell>
          <table:table-cell office:value-type="string" calcext:value-type="string">
            <text:p>WDC</text:p>
          </table:table-cell>
          <table:table-cell office:value-type="string" calcext:value-type="string">
            <text:p>WESTERN DIGIT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640" calcext:value-type="float">
            <text:p>106640</text:p>
          </table:table-cell>
          <table:table-cell office:value-type="string" calcext:value-type="string">
            <text:p>WHR</text:p>
          </table:table-cell>
          <table:table-cell office:value-type="string" calcext:value-type="string">
            <text:p>WHIRLPOOL CORP /DE/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621" calcext:value-type="float">
            <text:p>110621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 INTERNATIONAL INC/DE/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764" calcext:value-type="float">
            <text:p>310764</text:p>
          </table:table-cell>
          <table:table-cell office:value-type="string" calcext:value-type="string">
            <text:p>SYK</text:p>
          </table:table-cell>
          <table:table-cell office:value-type="string" calcext:value-type="string">
            <text:p>STRYKER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616" calcext:value-type="float">
            <text:p>313616</text:p>
          </table:table-cell>
          <table:table-cell office:value-type="string" calcext:value-type="string">
            <text:p>DHR</text:p>
          </table:table-cell>
          <table:table-cell office:value-type="string" calcext:value-type="string">
            <text:p>DANAHER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3927" calcext:value-type="float">
            <text:p>313927</text:p>
          </table:table-cell>
          <table:table-cell office:value-type="string" calcext:value-type="string">
            <text:p>CHD</text:p>
          </table:table-cell>
          <table:table-cell office:value-type="string" calcext:value-type="string">
            <text:p>CHURCH &amp; DWIGHT CO INC /DE/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489" calcext:value-type="float">
            <text:p>314489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FIRST BUSEY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213" calcext:value-type="float">
            <text:p>315213</text:p>
          </table:table-cell>
          <table:table-cell office:value-type="string" calcext:value-type="string">
            <text:p>RHI</text:p>
          </table:table-cell>
          <table:table-cell office:value-type="string" calcext:value-type="string">
            <text:p>ROBERT HALF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374" calcext:value-type="float">
            <text:p>315374</text:p>
          </table:table-cell>
          <table:table-cell office:value-type="string" calcext:value-type="string">
            <text:p>HURC</text:p>
          </table:table-cell>
          <table:table-cell office:value-type="string" calcext:value-type="string">
            <text:p>Hurco Compani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709" calcext:value-type="float">
            <text:p>316709</text:p>
          </table:table-cell>
          <table:table-cell office:value-type="string" calcext:value-type="string">
            <text:p>SCHW-PJ</text:p>
          </table:table-cell>
          <table:table-cell office:value-type="string" calcext:value-type="string">
            <text:p>SCHWAB CHARLES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540" calcext:value-type="float">
            <text:p>317540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COCA-COLA CONSOLIDATED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193" calcext:value-type="float">
            <text:p>320193</text:p>
          </table:table-cell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0335" calcext:value-type="float">
            <text:p>320335</text:p>
          </table:table-cell>
          <table:table-cell office:value-type="string" calcext:value-type="string">
            <text:p>GL-PD</text:p>
          </table:table-cell>
          <table:table-cell office:value-type="string" calcext:value-type="string">
            <text:p>GLOBE LIFE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894" calcext:value-type="float">
            <text:p>350894</text:p>
          </table:table-cell>
          <table:table-cell office:value-type="string" calcext:value-type="string">
            <text:p>SEIC</text:p>
          </table:table-cell>
          <table:table-cell office:value-type="string" calcext:value-type="string">
            <text:p>SEI INVESTMENTS COMPANY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564" calcext:value-type="float">
            <text:p>700564</text:p>
          </table:table-cell>
          <table:table-cell office:value-type="string" calcext:value-type="string">
            <text:p>FULTP</text:p>
          </table:table-cell>
          <table:table-cell office:value-type="string" calcext:value-type="string">
            <text:p>FULTON FINANCIAL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6698" calcext:value-type="float">
            <text:p>706698</text:p>
          </table:table-cell>
          <table:table-cell office:value-type="string" calcext:value-type="string">
            <text:p>UTMD</text:p>
          </table:table-cell>
          <table:table-cell office:value-type="string" calcext:value-type="string">
            <text:p>UTAH MEDICAL PRODUCTS IN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7549" calcext:value-type="float">
            <text:p>707549</text:p>
          </table:table-cell>
          <table:table-cell office:value-type="string" calcext:value-type="string">
            <text:p>LRCX</text:p>
          </table:table-cell>
          <table:table-cell office:value-type="string" calcext:value-type="string">
            <text:p>LAM RESEARCH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2537" calcext:value-type="float">
            <text:p>712537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FIRST COMMONWEALTH FINANCIAL CORP /PA/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4395" calcext:value-type="float">
            <text:p>714395</text:p>
          </table:table-cell>
          <table:table-cell office:value-type="string" calcext:value-type="string">
            <text:p>GABC</text:p>
          </table:table-cell>
          <table:table-cell office:value-type="string" calcext:value-type="string">
            <text:p>GERMAN AMERICAN BANCOR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072" calcext:value-type="float">
            <text:p>715072</text:p>
          </table:table-cell>
          <table:table-cell office:value-type="string" calcext:value-type="string">
            <text:p>RNST</text:p>
          </table:table-cell>
          <table:table-cell office:value-type="string" calcext:value-type="string">
            <text:p>RENASANT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7806" calcext:value-type="float">
            <text:p>717806</text:p>
          </table:table-cell>
          <table:table-cell office:value-type="string" calcext:value-type="string">
            <text:p>FUSB</text:p>
          </table:table-cell>
          <table:table-cell office:value-type="string" calcext:value-type="string">
            <text:p>FIRST US BANCSHARES, IN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7954" calcext:value-type="float">
            <text:p>717954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UNIFIRST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9413" calcext:value-type="float">
            <text:p>719413</text:p>
          </table:table-cell>
          <table:table-cell office:value-type="string" calcext:value-type="string">
            <text:p>HL-PB</text:p>
          </table:table-cell>
          <table:table-cell office:value-type="string" calcext:value-type="string">
            <text:p>HECLA MINING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0858" calcext:value-type="float">
            <text:p>720858</text:p>
          </table:table-cell>
          <table:table-cell office:value-type="string" calcext:value-type="string">
            <text:p>ITIC</text:p>
          </table:table-cell>
          <table:table-cell office:value-type="string" calcext:value-type="string">
            <text:p>INVESTORS TITLE CO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4004" calcext:value-type="float">
            <text:p>724004</text:p>
          </table:table-cell>
          <table:table-cell office:value-type="string" calcext:value-type="string">
            <text:p>MLAB</text:p>
          </table:table-cell>
          <table:table-cell office:value-type="string" calcext:value-type="string">
            <text:p>MESA LABORATORIES INC /CO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26854" calcext:value-type="float">
            <text:p>726854</text:p>
          </table:table-cell>
          <table:table-cell office:value-type="string" calcext:value-type="string">
            <text:p>CHCO</text:p>
          </table:table-cell>
          <table:table-cell office:value-type="string" calcext:value-type="string">
            <text:p>CITY HOLDING COMPANY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6958" calcext:value-type="float">
            <text:p>726958</text:p>
          </table:table-cell>
          <table:table-cell office:value-type="string" calcext:value-type="string">
            <text:p>CASY</text:p>
          </table:table-cell>
          <table:table-cell office:value-type="string" calcext:value-type="string">
            <text:p>CASEY'S GENERAL STOR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535" calcext:value-type="float">
            <text:p>728535</text:p>
          </table:table-cell>
          <table:table-cell office:value-type="string" calcext:value-type="string">
            <text:p>JBHT</text:p>
          </table:table-cell>
          <table:table-cell office:value-type="string" calcext:value-type="string">
            <text:p>J.B. HUNT TRANSPORT SERVIC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580" calcext:value-type="float">
            <text:p>729580</text:p>
          </table:table-cell>
          <table:table-cell office:value-type="string" calcext:value-type="string">
            <text:p>BELFB</text:p>
          </table:table-cell>
          <table:table-cell office:value-type="string" calcext:value-type="string">
            <text:p>BEL FUSE INC /NJ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9986" calcext:value-type="float">
            <text:p>729986</text:p>
          </table:table-cell>
          <table:table-cell office:value-type="string" calcext:value-type="string">
            <text:p>UBSI</text:p>
          </table:table-cell>
          <table:table-cell office:value-type="string" calcext:value-type="string">
            <text:p>UNITED BANKSHARES INC/WV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2417" calcext:value-type="float">
            <text:p>732417</text:p>
          </table:table-cell>
          <table:table-cell office:value-type="string" calcext:value-type="string">
            <text:p>HBIA</text:p>
          </table:table-cell>
          <table:table-cell office:value-type="string" calcext:value-type="string">
            <text:p>Hills Ban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712" calcext:value-type="float">
            <text:p>732712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Verizon Communications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468" calcext:value-type="float">
            <text:p>737468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WASHINGTON TRUST BANCOR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875" calcext:value-type="float">
            <text:p>737875</text:p>
          </table:table-cell>
          <table:table-cell office:value-type="string" calcext:value-type="string">
            <text:p>FKYS</text:p>
          </table:table-cell>
          <table:table-cell office:value-type="string" calcext:value-type="string">
            <text:p>FIRST KEYSTONE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0663" calcext:value-type="float">
            <text:p>740663</text:p>
          </table:table-cell>
          <table:table-cell office:value-type="string" calcext:value-type="string">
            <text:p>FLIC</text:p>
          </table:table-cell>
          <table:table-cell office:value-type="string" calcext:value-type="string">
            <text:p>FIRST OF LONG ISLAND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238" calcext:value-type="float">
            <text:p>743238</text:p>
          </table:table-cell>
          <table:table-cell office:value-type="string" calcext:value-type="string">
            <text:p>SHYF</text:p>
          </table:table-cell>
          <table:table-cell office:value-type="string" calcext:value-type="string">
            <text:p>SHYFT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3308" calcext:value-type="float">
            <text:p>753308</text:p>
          </table:table-cell>
          <table:table-cell office:value-type="string" calcext:value-type="string">
            <text:p>NEE-PR</text:p>
          </table:table-cell>
          <table:table-cell office:value-type="string" calcext:value-type="string">
            <text:p>NEXTERA ENERGY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001" calcext:value-type="float">
            <text:p>755001</text:p>
          </table:table-cell>
          <table:table-cell office:value-type="string" calcext:value-type="string">
            <text:p>UTL</text:p>
          </table:table-cell>
          <table:table-cell office:value-type="string" calcext:value-type="string">
            <text:p>UNITIL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744" calcext:value-type="float">
            <text:p>763744</text:p>
          </table:table-cell>
          <table:table-cell office:value-type="string" calcext:value-type="string">
            <text:p>LCII</text:p>
          </table:table-cell>
          <table:table-cell office:value-type="string" calcext:value-type="string">
            <text:p>LCI INDUSTRIES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3901" calcext:value-type="float">
            <text:p>763901</text:p>
          </table:table-cell>
          <table:table-cell office:value-type="string" calcext:value-type="string">
            <text:p>BPOPM</text:p>
          </table:table-cell>
          <table:table-cell office:value-type="string" calcext:value-type="string">
            <text:p>POPULAR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5207" calcext:value-type="float">
            <text:p>765207</text:p>
          </table:table-cell>
          <table:table-cell office:value-type="string" calcext:value-type="string">
            <text:p>FNLC</text:p>
          </table:table-cell>
          <table:table-cell office:value-type="string" calcext:value-type="string">
            <text:p>FIRST BANCORP,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421" calcext:value-type="float">
            <text:p>766421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ASKA AIR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5158" calcext:value-type="float">
            <text:p>775158</text:p>
          </table:table-cell>
          <table:table-cell office:value-type="string" calcext:value-type="string">
            <text:p>OSK</text:p>
          </table:table-cell>
          <table:table-cell office:value-type="string" calcext:value-type="string">
            <text:p>Oshkosh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9152" calcext:value-type="float">
            <text:p>779152</text:p>
          </table:table-cell>
          <table:table-cell office:value-type="string" calcext:value-type="string">
            <text:p>JKHY</text:p>
          </table:table-cell>
          <table:table-cell office:value-type="string" calcext:value-type="string">
            <text:p>JACK HENRY &amp; ASSOCIAT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977" calcext:value-type="float">
            <text:p>78497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LAND GENERAL ELECTRIC COMPANY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956" calcext:value-type="float">
            <text:p>785956</text:p>
          </table:table-cell>
          <table:table-cell office:value-type="string" calcext:value-type="string">
            <text:p>JJSF</text:p>
          </table:table-cell>
          <table:table-cell office:value-type="string" calcext:value-type="string">
            <text:p>J&amp;J SNACK FOODS CORP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987" calcext:value-type="float">
            <text:p>792987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Astec Industr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6534" calcext:value-type="float">
            <text:p>796534</text:p>
          </table:table-cell>
          <table:table-cell office:value-type="string" calcext:value-type="string">
            <text:p>NKSH</text:p>
          </table:table-cell>
          <table:table-cell office:value-type="string" calcext:value-type="string">
            <text:p>NATIONAL BANKSHAR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8783" calcext:value-type="float">
            <text:p>798783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UNIVERSAL HEALTH REALTY INCOME TRUST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164" calcext:value-type="float">
            <text:p>803164</text:p>
          </table:table-cell>
          <table:table-cell office:value-type="string" calcext:value-type="string">
            <text:p>COFS</text:p>
          </table:table-cell>
          <table:table-cell office:value-type="string" calcext:value-type="string">
            <text:p>ChoiceOne Financial Servic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011" calcext:value-type="float">
            <text:p>812011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Vail Resort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5556" calcext:value-type="float">
            <text:p>81555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STENAL CO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8479" calcext:value-type="float">
            <text:p>818479</text:p>
          </table:table-cell>
          <table:table-cell office:value-type="string" calcext:value-type="string">
            <text:p>XRAY</text:p>
          </table:table-cell>
          <table:table-cell office:value-type="string" calcext:value-type="string">
            <text:p>DENTSPLY SIRONA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793" calcext:value-type="float">
            <text:p>819793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LBANY INTERNATIONAL CORP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027" calcext:value-type="float">
            <text:p>820027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MERIPRISE FINANCIAL IN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4142" calcext:value-type="float">
            <text:p>824142</text:p>
          </table:table-cell>
          <table:table-cell office:value-type="string" calcext:value-type="string">
            <text:p>AAON</text:p>
          </table:table-cell>
          <table:table-cell office:value-type="string" calcext:value-type="string">
            <text:p>AAON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6154" calcext:value-type="float">
            <text:p>826154</text:p>
          </table:table-cell>
          <table:table-cell office:value-type="string" calcext:value-type="string">
            <text:p>ORRF</text:p>
          </table:table-cell>
          <table:table-cell office:value-type="string" calcext:value-type="string">
            <text:p>ORRSTOWN FINANCIAL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8944" calcext:value-type="float">
            <text:p>828944</text:p>
          </table:table-cell>
          <table:table-cell office:value-type="string" calcext:value-type="string">
            <text:p>WSFS</text:p>
          </table:table-cell>
          <table:table-cell office:value-type="string" calcext:value-type="string">
            <text:p>WSFS FINANCIAL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9224" calcext:value-type="float">
            <text:p>829224</text:p>
          </table:table-cell>
          <table:table-cell office:value-type="string" calcext:value-type="string">
            <text:p>SBUX</text:p>
          </table:table-cell>
          <table:table-cell office:value-type="string" calcext:value-type="string">
            <text:p>Starbucks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001" calcext:value-type="float">
            <text:p>831001</text:p>
          </table:table-cell>
          <table:table-cell office:value-type="string" calcext:value-type="string">
            <text:p>C-PN</text:p>
          </table:table-cell>
          <table:table-cell office:value-type="string" calcext:value-type="string">
            <text:p>Citi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3640" calcext:value-type="float">
            <text:p>833640</text:p>
          </table:table-cell>
          <table:table-cell office:value-type="string" calcext:value-type="string">
            <text:p>POWI</text:p>
          </table:table-cell>
          <table:table-cell office:value-type="string" calcext:value-type="string">
            <text:p>POWER INTEGRATION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324" calcext:value-type="float">
            <text:p>835324</text:p>
          </table:table-cell>
          <table:table-cell office:value-type="string" calcext:value-type="string">
            <text:p>SYBT</text:p>
          </table:table-cell>
          <table:table-cell office:value-type="string" calcext:value-type="string">
            <text:p>STOCK YARDS BANCOR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157" calcext:value-type="float">
            <text:p>836157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Lindsay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0489" calcext:value-type="float">
            <text:p>840489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FIRSTCASH HOLDING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1520" calcext:value-type="float">
            <text:p>851520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EXPONENT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877" calcext:value-type="float">
            <text:p>858877</text:p>
          </table:table-cell>
          <table:table-cell office:value-type="string" calcext:value-type="string">
            <text:p>CSCO</text:p>
          </table:table-cell>
          <table:table-cell office:value-type="string" calcext:value-type="string">
            <text:p>CISCO SYSTEM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1842" calcext:value-type="float">
            <text:p>861842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Cathay General Ban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3110" calcext:value-type="float">
            <text:p>863110</text:p>
          </table:table-cell>
          <table:table-cell office:value-type="string" calcext:value-type="string">
            <text:p>ARTNB</text:p>
          </table:table-cell>
          <table:table-cell office:value-type="string" calcext:value-type="string">
            <text:p>ARTESIAN RESOURCES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396" calcext:value-type="float">
            <text:p>874396</text:p>
          </table:table-cell>
          <table:table-cell office:value-type="string" calcext:value-type="string">
            <text:p>LCUT</text:p>
          </table:table-cell>
          <table:table-cell office:value-type="string" calcext:value-type="string">
            <text:p>LIFETIME BRAND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6427" calcext:value-type="float">
            <text:p>876427</text:p>
          </table:table-cell>
          <table:table-cell office:value-type="string" calcext:value-type="string">
            <text:p>MNRO</text:p>
          </table:table-cell>
          <table:table-cell office:value-type="string" calcext:value-type="string">
            <text:p>MONRO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860" calcext:value-type="float">
            <text:p>877860</text:p>
          </table:table-cell>
          <table:table-cell office:value-type="string" calcext:value-type="string">
            <text:p>NHI</text:p>
          </table:table-cell>
          <table:table-cell office:value-type="string" calcext:value-type="string">
            <text:p>NATIONAL HEALTH INVESTORS IN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9101" calcext:value-type="float">
            <text:p>879101</text:p>
          </table:table-cell>
          <table:table-cell office:value-type="string" calcext:value-type="string">
            <text:p>KIM-PN</text:p>
          </table:table-cell>
          <table:table-cell office:value-type="string" calcext:value-type="string">
            <text:p>KIMCO REALTY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2095" calcext:value-type="float">
            <text:p>882095</text:p>
          </table:table-cell>
          <table:table-cell office:value-type="string" calcext:value-type="string">
            <text:p>GILD</text:p>
          </table:table-cell>
          <table:table-cell office:value-type="string" calcext:value-type="string">
            <text:p>GILEAD SCIEN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2835" calcext:value-type="float">
            <text:p>882835</text:p>
          </table:table-cell>
          <table:table-cell office:value-type="string" calcext:value-type="string">
            <text:p>ROP</text:p>
          </table:table-cell>
          <table:table-cell office:value-type="string" calcext:value-type="string">
            <text:p>ROPER TECHNOLOGI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639" calcext:value-type="float">
            <text:p>885639</text:p>
          </table:table-cell>
          <table:table-cell office:value-type="string" calcext:value-type="string">
            <text:p>KSS</text:p>
          </table:table-cell>
          <table:table-cell office:value-type="string" calcext:value-type="string">
            <text:p>KOHL’S CORP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6982" calcext:value-type="float">
            <text:p>886982</text:p>
          </table:table-cell>
          <table:table-cell office:value-type="string" calcext:value-type="string">
            <text:p>GSCE</text:p>
          </table:table-cell>
          <table:table-cell office:value-type="string" calcext:value-type="string">
            <text:p>The Goldman Sachs Grou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7905" calcext:value-type="float">
            <text:p>887905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LTC PROPERT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8491" calcext:value-type="float">
            <text:p>888491</text:p>
          </table:table-cell>
          <table:table-cell office:value-type="string" calcext:value-type="string">
            <text:p>OHI</text:p>
          </table:table-cell>
          <table:table-cell office:value-type="string" calcext:value-type="string">
            <text:p>OMEGA HEALTHCARE INVESTOR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9331" calcext:value-type="float">
            <text:p>889331</text:p>
          </table:table-cell>
          <table:table-cell office:value-type="string" calcext:value-type="string">
            <text:p>LFUS</text:p>
          </table:table-cell>
          <table:table-cell office:value-type="string" calcext:value-type="string">
            <text:p>LITTELFUSE INC /DE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1024" calcext:value-type="float">
            <text:p>891024</text:p>
          </table:table-cell>
          <table:table-cell office:value-type="string" calcext:value-type="string">
            <text:p>PDCO</text:p>
          </table:table-cell>
          <table:table-cell office:value-type="string" calcext:value-type="string">
            <text:p>PATTERSON COMPAN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5421" calcext:value-type="float">
            <text:p>895421</text:p>
          </table:table-cell>
          <table:table-cell office:value-type="string" calcext:value-type="string">
            <text:p>MS-PL</text:p>
          </table:table-cell>
          <table:table-cell office:value-type="string" calcext:value-type="string">
            <text:p>MORGAN STANLEY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5456" calcext:value-type="float">
            <text:p>895456</text:p>
          </table:table-cell>
          <table:table-cell office:value-type="string" calcext:value-type="string">
            <text:p>RCKY</text:p>
          </table:table-cell>
          <table:table-cell office:value-type="string" calcext:value-type="string">
            <text:p>ROCKY BRAND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6878" calcext:value-type="float">
            <text:p>896878</text:p>
          </table:table-cell>
          <table:table-cell office:value-type="string" calcext:value-type="string">
            <text:p>INTU</text:p>
          </table:table-cell>
          <table:table-cell office:value-type="string" calcext:value-type="string">
            <text:p>INTUIT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8174" calcext:value-type="float">
            <text:p>898174</text:p>
          </table:table-cell>
          <table:table-cell office:value-type="string" calcext:value-type="string">
            <text:p>RZC</text:p>
          </table:table-cell>
          <table:table-cell office:value-type="string" calcext:value-type="string">
            <text:p>REINSURANCE GROUP OF AMERICA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2791" calcext:value-type="float">
            <text:p>902791</text:p>
          </table:table-cell>
          <table:table-cell office:value-type="string" calcext:value-type="string">
            <text:p>BBSI</text:p>
          </table:table-cell>
          <table:table-cell office:value-type="string" calcext:value-type="string">
            <text:p>BARRETT BUSINESS SERVIC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0329" calcext:value-type="float">
            <text:p>910329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difas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2728" calcext:value-type="float">
            <text:p>912728</text:p>
          </table:table-cell>
          <table:table-cell office:value-type="string" calcext:value-type="string">
            <text:p>FWRD</text:p>
          </table:table-cell>
          <table:table-cell office:value-type="string" calcext:value-type="string">
            <text:p>FORWARD AIR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2767" calcext:value-type="float">
            <text:p>912767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UFP INDUSTRIE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3341" calcext:value-type="float">
            <text:p>913341</text:p>
          </table:table-cell>
          <table:table-cell office:value-type="string" calcext:value-type="string">
            <text:p>CFFI</text:p>
          </table:table-cell>
          <table:table-cell office:value-type="string" calcext:value-type="string">
            <text:p>C &amp; F FINANCIAL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5389" calcext:value-type="float">
            <text:p>915389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EASTMAN CHEMICAL CO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6365" calcext:value-type="float">
            <text:p>916365</text:p>
          </table:table-cell>
          <table:table-cell office:value-type="string" calcext:value-type="string">
            <text:p>TSCO</text:p>
          </table:table-cell>
          <table:table-cell office:value-type="string" calcext:value-type="string">
            <text:p>TRACTOR SUPPLY CO /DE/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8541" calcext:value-type="float">
            <text:p>918541</text:p>
          </table:table-cell>
          <table:table-cell office:value-type="string" calcext:value-type="string">
            <text:p>NNBR</text:p>
          </table:table-cell>
          <table:table-cell office:value-type="string" calcext:value-type="string">
            <text:p>NN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1557" calcext:value-type="float">
            <text:p>921557</text:p>
          </table:table-cell>
          <table:table-cell office:value-type="string" calcext:value-type="string">
            <text:p>RBCAA</text:p>
          </table:table-cell>
          <table:table-cell office:value-type="string" calcext:value-type="string">
            <text:p>REPUBLIC BANCORP, 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3120" calcext:value-type="float">
            <text:p>923120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THE GREENBRIER COMPAN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2126" calcext:value-type="float">
            <text:p>942126</text:p>
          </table:table-cell>
          <table:table-cell office:value-type="string" calcext:value-type="string">
            <text:p>TAIT</text:p>
          </table:table-cell>
          <table:table-cell office:value-type="string" calcext:value-type="string">
            <text:p>TAITRON COMPONENTS INCORPORATED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3819" calcext:value-type="float">
            <text:p>943819</text:p>
          </table:table-cell>
          <table:table-cell office:value-type="string" calcext:value-type="string">
            <text:p>RSMDF</text:p>
          </table:table-cell>
          <table:table-cell office:value-type="string" calcext:value-type="string">
            <text:p>ResMed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695" calcext:value-type="float">
            <text:p>944695</text:p>
          </table:table-cell>
          <table:table-cell office:value-type="string" calcext:value-type="string">
            <text:p>THG</text:p>
          </table:table-cell>
          <table:table-cell office:value-type="string" calcext:value-type="string">
            <text:p>HANOVER INSURANCE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5841" calcext:value-type="float">
            <text:p>945841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OOL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2047" calcext:value-type="float">
            <text:p>1002047</text:p>
          </table:table-cell>
          <table:table-cell office:value-type="string" calcext:value-type="string">
            <text:p>NTAP</text:p>
          </table:table-cell>
          <table:table-cell office:value-type="string" calcext:value-type="string">
            <text:p>NetAp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2638" calcext:value-type="float">
            <text:p>1002638</text:p>
          </table:table-cell>
          <table:table-cell office:value-type="string" calcext:value-type="string">
            <text:p>OTEX</text:p>
          </table:table-cell>
          <table:table-cell office:value-type="string" calcext:value-type="string">
            <text:p>Open Text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5757" calcext:value-type="float">
            <text:p>1005757</text:p>
          </table:table-cell>
          <table:table-cell office:value-type="string" calcext:value-type="string">
            <text:p>CSGS</text:p>
          </table:table-cell>
          <table:table-cell office:value-type="string" calcext:value-type="string">
            <text:p>CSG SYSTEMS INTERNATIONAL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8654" calcext:value-type="float">
            <text:p>1008654</text:p>
          </table:table-cell>
          <table:table-cell office:value-type="string" calcext:value-type="string">
            <text:p>TUPBQ</text:p>
          </table:table-cell>
          <table:table-cell office:value-type="string" calcext:value-type="string">
            <text:p>TUPPERWARE BRANDS CORPO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3237" calcext:value-type="float">
            <text:p>1013237</text:p>
          </table:table-cell>
          <table:table-cell office:value-type="string" calcext:value-type="string">
            <text:p>FDS</text:p>
          </table:table-cell>
          <table:table-cell office:value-type="string" calcext:value-type="string">
            <text:p>FACTSET RESEARCH SYSTEMS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5328" calcext:value-type="float">
            <text:p>1015328</text:p>
          </table:table-cell>
          <table:table-cell office:value-type="string" calcext:value-type="string">
            <text:p>WTFCP</text:p>
          </table:table-cell>
          <table:table-cell office:value-type="string" calcext:value-type="string">
            <text:p>Wintrust Financial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8979" calcext:value-type="float">
            <text:p>1018979</text:p>
          </table:table-cell>
          <table:table-cell office:value-type="string" calcext:value-type="string">
            <text:p>AMSF</text:p>
          </table:table-cell>
          <table:table-cell office:value-type="string" calcext:value-type="string">
            <text:p>AMERISAF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3128" calcext:value-type="float">
            <text:p>1023128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LITHIA MOTORS IN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3459" calcext:value-type="float">
            <text:p>1023459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imulations Plu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4478" calcext:value-type="float">
            <text:p>1024478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Rockwell Automation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5443" calcext:value-type="float">
            <text:p>1035443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LEXANDRIA REAL ESTATE EQUITI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9684" calcext:value-type="float">
            <text:p>1039684</text:p>
          </table:table-cell>
          <table:table-cell office:value-type="string" calcext:value-type="string">
            <text:p>OKE</text:p>
          </table:table-cell>
          <table:table-cell office:value-type="string" calcext:value-type="string">
            <text:p>ONEOK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1368" calcext:value-type="float">
            <text:p>1041368</text:p>
          </table:table-cell>
          <table:table-cell office:value-type="string" calcext:value-type="string">
            <text:p>RVSB</text:p>
          </table:table-cell>
          <table:table-cell office:value-type="string" calcext:value-type="string">
            <text:p>RIVERVIEW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1803" calcext:value-type="float">
            <text:p>1041803</text:p>
          </table:table-cell>
          <table:table-cell office:value-type="string" calcext:value-type="string">
            <text:p>PSMT</text:p>
          </table:table-cell>
          <table:table-cell office:value-type="string" calcext:value-type="string">
            <text:p>PriceSmar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3277" calcext:value-type="float">
            <text:p>1043277</text:p>
          </table:table-cell>
          <table:table-cell office:value-type="string" calcext:value-type="string">
            <text:p>CHRW</text:p>
          </table:table-cell>
          <table:table-cell office:value-type="string" calcext:value-type="string">
            <text:p>C.H. ROBINSON WORLDWID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5450" calcext:value-type="float">
            <text:p>1045450</text:p>
          </table:table-cell>
          <table:table-cell office:value-type="string" calcext:value-type="string">
            <text:p>EPR-PE</text:p>
          </table:table-cell>
          <table:table-cell office:value-type="string" calcext:value-type="string">
            <text:p>EPR PROPERTIES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5609" calcext:value-type="float">
            <text:p>1045609</text:p>
          </table:table-cell>
          <table:table-cell office:value-type="string" calcext:value-type="string">
            <text:p>PLDGP</text:p>
          </table:table-cell>
          <table:table-cell office:value-type="string" calcext:value-type="string">
            <text:p>PROLOGI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5810" calcext:value-type="float">
            <text:p>1045810</text:p>
          </table:table-cell>
          <table:table-cell office:value-type="string" calcext:value-type="string">
            <text:p>NVDA</text:p>
          </table:table-cell>
          <table:table-cell office:value-type="string" calcext:value-type="string">
            <text:p>NVIDIA CORP</text:p>
          </table:table-cell>
          <table:table-cell office:value-type="float" office:value="2025" calcext:value-type="float">
            <text:p>20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46050" calcext:value-type="float">
            <text:p>1046050</text:p>
          </table:table-cell>
          <table:table-cell office:value-type="string" calcext:value-type="string">
            <text:p>TSBK</text:p>
          </table:table-cell>
          <table:table-cell office:value-type="string" calcext:value-type="string">
            <text:p>TIMBERLAND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6311" calcext:value-type="float">
            <text:p>1046311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OICE HOTELS INTERNATIONAL INC /DE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8911" calcext:value-type="float">
            <text:p>1048911</text:p>
          </table:table-cell>
          <table:table-cell office:value-type="string" calcext:value-type="string">
            <text:p>FDX</text:p>
          </table:table-cell>
          <table:table-cell office:value-type="string" calcext:value-type="string">
            <text:p>FedEx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2752" calcext:value-type="float">
            <text:p>1052752</text:p>
          </table:table-cell>
          <table:table-cell office:value-type="string" calcext:value-type="string">
            <text:p>GTY</text:p>
          </table:table-cell>
          <table:table-cell office:value-type="string" calcext:value-type="string">
            <text:p>GETTY REALTY CORP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3706" calcext:value-type="float">
            <text:p>1053706</text:p>
          </table:table-cell>
          <table:table-cell office:value-type="string" calcext:value-type="string">
            <text:p>CRAI</text:p>
          </table:table-cell>
          <table:table-cell office:value-type="string" calcext:value-type="string">
            <text:p>CRA Internation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4905" calcext:value-type="float">
            <text:p>1054905</text:p>
          </table:table-cell>
          <table:table-cell office:value-type="string" calcext:value-type="string">
            <text:p>IOSP</text:p>
          </table:table-cell>
          <table:table-cell office:value-type="string" calcext:value-type="string">
            <text:p>INNOSPEC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6903" calcext:value-type="float">
            <text:p>1056903</text:p>
          </table:table-cell>
          <table:table-cell office:value-type="string" calcext:value-type="string">
            <text:p>AWR</text:p>
          </table:table-cell>
          <table:table-cell office:value-type="string" calcext:value-type="string">
            <text:p>AMERICAN STATES WATER CO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0822" calcext:value-type="float">
            <text:p>1060822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ARTER’S, IN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2579" calcext:value-type="float">
            <text:p>1062579</text:p>
          </table:table-cell>
          <table:table-cell office:value-type="string" calcext:value-type="string">
            <text:p>DOX</text:p>
          </table:table-cell>
          <table:table-cell office:value-type="string" calcext:value-type="string">
            <text:p>AMDOCS LIMITED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6605" calcext:value-type="float">
            <text:p>1066605</text:p>
          </table:table-cell>
          <table:table-cell office:value-type="string" calcext:value-type="string">
            <text:p>HSII</text:p>
          </table:table-cell>
          <table:table-cell office:value-type="string" calcext:value-type="string">
            <text:p>HEIDRICK &amp; STRUGGLES INTERNATIONAL IN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68851" calcext:value-type="float">
            <text:p>106885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OSPERITY BANCSHAR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0296" calcext:value-type="float">
            <text:p>1070296</text:p>
          </table:table-cell>
          <table:table-cell office:value-type="string" calcext:value-type="string">
            <text:p>FCAP</text:p>
          </table:table-cell>
          <table:table-cell office:value-type="string" calcext:value-type="string">
            <text:p>FIRST CAPIT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0524" calcext:value-type="float">
            <text:p>1070524</text:p>
          </table:table-cell>
          <table:table-cell office:value-type="string" calcext:value-type="string">
            <text:p>GCBC</text:p>
          </table:table-cell>
          <table:table-cell office:value-type="string" calcext:value-type="string">
            <text:p>GREENE COUNTY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5706" calcext:value-type="float">
            <text:p>1075706</text:p>
          </table:table-cell>
          <table:table-cell office:value-type="string" calcext:value-type="string">
            <text:p>CIZN</text:p>
          </table:table-cell>
          <table:table-cell office:value-type="string" calcext:value-type="string">
            <text:p>CITIZENS HOLDING COMPANY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0340" calcext:value-type="float">
            <text:p>1080340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MANHATTAN BRIDGE CAPITAL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0727" calcext:value-type="float">
            <text:p>1090727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nited Parcel Service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1239" calcext:value-type="float">
            <text:p>1101239</text:p>
          </table:table-cell>
          <table:table-cell office:value-type="string" calcext:value-type="string">
            <text:p>EQIX</text:p>
          </table:table-cell>
          <table:table-cell office:value-type="string" calcext:value-type="string">
            <text:p>EQUINIX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3982" calcext:value-type="float">
            <text:p>1103982</text:p>
          </table:table-cell>
          <table:table-cell office:value-type="string" calcext:value-type="string">
            <text:p>MDLZ</text:p>
          </table:table-cell>
          <table:table-cell office:value-type="string" calcext:value-type="string">
            <text:p>MONDELEZ INTERNATIONAL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0193" calcext:value-type="float">
            <text:p>1120193</text:p>
          </table:table-cell>
          <table:table-cell office:value-type="string" calcext:value-type="string">
            <text:p>NDAQ</text:p>
          </table:table-cell>
          <table:table-cell office:value-type="string" calcext:value-type="string">
            <text:p>Nasdaq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2976" calcext:value-type="float">
            <text:p>1122976</text:p>
          </table:table-cell>
          <table:table-cell office:value-type="string" calcext:value-type="string">
            <text:p>AVNT</text:p>
          </table:table-cell>
          <table:table-cell office:value-type="string" calcext:value-type="string">
            <text:p>AVIENT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5376" calcext:value-type="float">
            <text:p>1125376</text:p>
          </table:table-cell>
          <table:table-cell office:value-type="string" calcext:value-type="string">
            <text:p>ENSG</text:p>
          </table:table-cell>
          <table:table-cell office:value-type="string" calcext:value-type="string">
            <text:p>Ensign Group, Inc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9155" calcext:value-type="float">
            <text:p>1129155</text:p>
          </table:table-cell>
          <table:table-cell office:value-type="string" calcext:value-type="string">
            <text:p>MPX</text:p>
          </table:table-cell>
          <table:table-cell office:value-type="string" calcext:value-type="string">
            <text:p>MARINE PRODUCT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0464" calcext:value-type="float">
            <text:p>1130464</text:p>
          </table:table-cell>
          <table:table-cell office:value-type="string" calcext:value-type="string">
            <text:p>BKH</text:p>
          </table:table-cell>
          <table:table-cell office:value-type="string" calcext:value-type="string">
            <text:p>BLACK HILLS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6893" calcext:value-type="float">
            <text:p>1136893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idelity National Information Servic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4967" calcext:value-type="float">
            <text:p>1144967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HDFC BANK LIMITED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5255" calcext:value-type="float">
            <text:p>1145255</text:p>
          </table:table-cell>
          <table:table-cell office:value-type="string" calcext:value-type="string">
            <text:p>HNNAZ</text:p>
          </table:table-cell>
          <table:table-cell office:value-type="string" calcext:value-type="string">
            <text:p>HENNESSY ADVISOR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56039" calcext:value-type="float">
            <text:p>1156039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Elevance Health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6375" calcext:value-type="float">
            <text:p>1156375</text:p>
          </table:table-cell>
          <table:table-cell office:value-type="string" calcext:value-type="string">
            <text:p>CME</text:p>
          </table:table-cell>
          <table:table-cell office:value-type="string" calcext:value-type="string">
            <text:p>CME GROUP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8324" calcext:value-type="float">
            <text:p>1158324</text:p>
          </table:table-cell>
          <table:table-cell office:value-type="string" calcext:value-type="string">
            <text:p>CCOI</text:p>
          </table:table-cell>
          <table:table-cell office:value-type="string" calcext:value-type="string">
            <text:p>Cogent Communications Holding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8449" calcext:value-type="float">
            <text:p>1158449</text:p>
          </table:table-cell>
          <table:table-cell office:value-type="string" calcext:value-type="string">
            <text:p>AAP</text:p>
          </table:table-cell>
          <table:table-cell office:value-type="string" calcext:value-type="string">
            <text:p>ADVANCE AUTO PART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3370" calcext:value-type="float">
            <text:p>1163370</text:p>
          </table:table-cell>
          <table:table-cell office:value-type="string" calcext:value-type="string">
            <text:p>NRIM</text:p>
          </table:table-cell>
          <table:table-cell office:value-type="string" calcext:value-type="string">
            <text:p>NORTHRIM BANCOR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5002" calcext:value-type="float">
            <text:p>1165002</text:p>
          </table:table-cell>
          <table:table-cell office:value-type="string" calcext:value-type="string">
            <text:p>WHG</text:p>
          </table:table-cell>
          <table:table-cell office:value-type="string" calcext:value-type="string">
            <text:p>WESTWOOD HOLDINGS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6691" calcext:value-type="float">
            <text:p>1166691</text:p>
          </table:table-cell>
          <table:table-cell office:value-type="string" calcext:value-type="string">
            <text:p>CCZ</text:p>
          </table:table-cell>
          <table:table-cell office:value-type="string" calcext:value-type="string">
            <text:p>Comcast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7394" calcext:value-type="float">
            <text:p>1177394</text:p>
          </table:table-cell>
          <table:table-cell office:value-type="string" calcext:value-type="string">
            <text:p>SNX</text:p>
          </table:table-cell>
          <table:table-cell office:value-type="string" calcext:value-type="string">
            <text:p>TD SYNNEX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24608" calcext:value-type="float">
            <text:p>1224608</text:p>
          </table:table-cell>
          <table:table-cell office:value-type="string" calcext:value-type="string">
            <text:p>CNO-PA</text:p>
          </table:table-cell>
          <table:table-cell office:value-type="string" calcext:value-type="string">
            <text:p>CNO Financial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4006" calcext:value-type="float">
            <text:p>1234006</text:p>
          </table:table-cell>
          <table:table-cell office:value-type="string" calcext:value-type="string">
            <text:p>GOODO</text:p>
          </table:table-cell>
          <table:table-cell office:value-type="string" calcext:value-type="string">
            <text:p>Gladstone Commercial Corp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9419" calcext:value-type="float">
            <text:p>1289419</text:p>
          </table:table-cell>
          <table:table-cell office:value-type="string" calcext:value-type="string">
            <text:p>MORN</text:p>
          </table:table-cell>
          <table:table-cell office:value-type="string" calcext:value-type="string">
            <text:p>MORNINGSTAR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5399" calcext:value-type="float">
            <text:p>1315399</text:p>
          </table:table-cell>
          <table:table-cell office:value-type="string" calcext:value-type="string">
            <text:p>PKBK</text:p>
          </table:table-cell>
          <table:table-cell office:value-type="string" calcext:value-type="string">
            <text:p>PARKE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6160" calcext:value-type="float">
            <text:p>1326160</text:p>
          </table:table-cell>
          <table:table-cell office:value-type="string" calcext:value-type="string">
            <text:p>DUKB</text:p>
          </table:table-cell>
          <table:table-cell office:value-type="string" calcext:value-type="string">
            <text:p>DUKE ENERGY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9394" calcext:value-type="float">
            <text:p>1329394</text:p>
          </table:table-cell>
          <table:table-cell office:value-type="string" calcext:value-type="string">
            <text:p>SIMO</text:p>
          </table:table-cell>
          <table:table-cell office:value-type="string" calcext:value-type="string">
            <text:p>Silicon Motion Technology Corporation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9605" calcext:value-type="float">
            <text:p>1339605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H&amp;E EQUIPMENT SERVICE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7859" calcext:value-type="float">
            <text:p>1367859</text:p>
          </table:table-cell>
          <table:table-cell office:value-type="string" calcext:value-type="string">
            <text:p>CZWI</text:p>
          </table:table-cell>
          <table:table-cell office:value-type="string" calcext:value-type="string">
            <text:p>CITIZENS COMMUNITY BANCOR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0946" calcext:value-type="float">
            <text:p>1370946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Owens Corning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74310" calcext:value-type="float">
            <text:p>1374310</text:p>
          </table:table-cell>
          <table:table-cell office:value-type="string" calcext:value-type="string">
            <text:p>CBOE</text:p>
          </table:table-cell>
          <table:table-cell office:value-type="string" calcext:value-type="string">
            <text:p>Cboe Global Market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83312" calcext:value-type="float">
            <text:p>138331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OADRIDGE FINANCIAL SOLUTION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1933" calcext:value-type="float">
            <text:p>1391933</text:p>
          </table:table-cell>
          <table:table-cell office:value-type="string" calcext:value-type="string">
            <text:p>QNTO</text:p>
          </table:table-cell>
          <table:table-cell office:value-type="string" calcext:value-type="string">
            <text:p>QUAINT OAK BANCOR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0810" calcext:value-type="float">
            <text:p>1400810</text:p>
          </table:table-cell>
          <table:table-cell office:value-type="string" calcext:value-type="string">
            <text:p>HCIIP</text:p>
          </table:table-cell>
          <table:table-cell office:value-type="string" calcext:value-type="string">
            <text:p>HCI Grou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1521" calcext:value-type="float">
            <text:p>1401521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American Coastal Insurance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1564" calcext:value-type="float">
            <text:p>1401564</text:p>
          </table:table-cell>
          <table:table-cell office:value-type="string" calcext:value-type="string">
            <text:p>FFNW</text:p>
          </table:table-cell>
          <table:table-cell office:value-type="string" calcext:value-type="string">
            <text:p>FIRST FINANCIAL NORTHWEST, INC.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3161" calcext:value-type="float">
            <text:p>140316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SA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2665" calcext:value-type="float">
            <text:p>1412665</text:p>
          </table:table-cell>
          <table:table-cell office:value-type="string" calcext:value-type="string">
            <text:p>MOFG</text:p>
          </table:table-cell>
          <table:table-cell office:value-type="string" calcext:value-type="string">
            <text:p>MIDWESTONE FINANCIAL GROU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3329" calcext:value-type="float">
            <text:p>1413329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hilip Morris International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3902" calcext:value-type="float">
            <text:p>1423902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ERN MIDSTREAM PARTNERS, LP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9794" calcext:value-type="float">
            <text:p>1449794</text:p>
          </table:table-cell>
          <table:table-cell office:value-type="string" calcext:value-type="string">
            <text:p>EMYB</text:p>
          </table:table-cell>
          <table:table-cell office:value-type="string" calcext:value-type="string">
            <text:p>Embassy Bancorp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2787" calcext:value-type="float">
            <text:p>1472787</text:p>
          </table:table-cell>
          <table:table-cell office:value-type="string" calcext:value-type="string">
            <text:p>FAF</text:p>
          </table:table-cell>
          <table:table-cell office:value-type="string" calcext:value-type="string">
            <text:p>FIRST AMERICAN FINANCIAL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8454" calcext:value-type="float">
            <text:p>1478454</text:p>
          </table:table-cell>
          <table:table-cell office:value-type="string" calcext:value-type="string">
            <text:p>EBMT</text:p>
          </table:table-cell>
          <table:table-cell office:value-type="string" calcext:value-type="string">
            <text:p>Eagle Bancorp Montana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9094" calcext:value-type="float">
            <text:p>1479094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STAG INDUSTRIAL, 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2298" calcext:value-type="float">
            <text:p>1492298</text:p>
          </table:table-cell>
          <table:table-cell office:value-type="string" calcext:value-type="string">
            <text:p>SBRA</text:p>
          </table:table-cell>
          <table:table-cell office:value-type="string" calcext:value-type="string">
            <text:p>SABRA HEALTH CARE REI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6454" calcext:value-type="float">
            <text:p>1496454</text:p>
          </table:table-cell>
          <table:table-cell office:value-type="string" calcext:value-type="string">
            <text:p>CHTH</text:p>
          </table:table-cell>
          <table:table-cell office:value-type="string" calcext:value-type="string">
            <text:p>CNL Healthcare Properties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0217" calcext:value-type="float">
            <text:p>1500217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MERICAN ASSETS TRUS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0375" calcext:value-type="float">
            <text:p>1500375</text:p>
          </table:table-cell>
          <table:table-cell office:value-type="string" calcext:value-type="string">
            <text:p>HFBL</text:p>
          </table:table-cell>
          <table:table-cell office:value-type="string" calcext:value-type="string">
            <text:p>HOME FEDERAL BANCORP, INC. OF LOUISIANA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14743" calcext:value-type="float">
            <text:p>1514743</text:p>
          </table:table-cell>
          <table:table-cell office:value-type="string" calcext:value-type="string">
            <text:p>IROQ</text:p>
          </table:table-cell>
          <table:table-cell office:value-type="string" calcext:value-type="string">
            <text:p>IF Bancorp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9751" calcext:value-type="float">
            <text:p>1519751</text:p>
          </table:table-cell>
          <table:table-cell office:value-type="string" calcext:value-type="string">
            <text:p>FBIN</text:p>
          </table:table-cell>
          <table:table-cell office:value-type="string" calcext:value-type="string">
            <text:p>Fortune Brands Innovations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4358" calcext:value-type="float">
            <text:p>1524358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Marriott Vacations Worldwide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0249" calcext:value-type="float">
            <text:p>1530249</text:p>
          </table:table-cell>
          <table:table-cell office:value-type="string" calcext:value-type="string">
            <text:p>FSBW</text:p>
          </table:table-cell>
          <table:table-cell office:value-type="string" calcext:value-type="string">
            <text:p>FS BANCORP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1152" calcext:value-type="float">
            <text:p>1551152</text:p>
          </table:table-cell>
          <table:table-cell office:value-type="string" calcext:value-type="string">
            <text:p>ABBV</text:p>
          </table:table-cell>
          <table:table-cell office:value-type="string" calcext:value-type="string">
            <text:p>ABBVIE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1182" calcext:value-type="float">
            <text:p>1551182</text:p>
          </table:table-cell>
          <table:table-cell office:value-type="string" calcext:value-type="string">
            <text:p>ETN</text:p>
          </table:table-cell>
          <table:table-cell office:value-type="string" calcext:value-type="string">
            <text:p>EATON CORPORATION plc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1894" calcext:value-type="float">
            <text:p>1561894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HA SUSTAINABLEINFRASTRUCTURE CAPITAL, INC.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2528" calcext:value-type="float">
            <text:p>1562528</text:p>
          </table:table-cell>
          <table:table-cell office:value-type="string" calcext:value-type="string">
            <text:p>FBRT-PE</text:p>
          </table:table-cell>
          <table:table-cell office:value-type="string" calcext:value-type="string">
            <text:p>Franklin BSP Realty Trust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4708" calcext:value-type="float">
            <text:p>1564708</text:p>
          </table:table-cell>
          <table:table-cell office:value-type="string" calcext:value-type="string">
            <text:p>NWS</text:p>
          </table:table-cell>
          <table:table-cell office:value-type="string" calcext:value-type="string">
            <text:p>NEWS CORPORATION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9187" calcext:value-type="float">
            <text:p>1569187</text:p>
          </table:table-cell>
          <table:table-cell office:value-type="string" calcext:value-type="string">
            <text:p>AHH-PA</text:p>
          </table:table-cell>
          <table:table-cell office:value-type="string" calcext:value-type="string">
            <text:p>ARMADA HOFFLER PROPERTIES, 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7732" calcext:value-type="float">
            <text:p>1587732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ONE Gas, Inc.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8755" calcext:value-type="float">
            <text:p>1618755</text:p>
          </table:table-cell>
          <table:table-cell office:value-type="string" calcext:value-type="string">
            <text:p>RSTRF</text:p>
          </table:table-cell>
          <table:table-cell office:value-type="string" calcext:value-type="string">
            <text:p>RESTAURANT BRANDS INTERNATIONAL LIMITED PARTNERSHIP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8756" calcext:value-type="float">
            <text:p>1618756</text:p>
          </table:table-cell>
          <table:table-cell office:value-type="string" calcext:value-type="string">
            <text:p>QSR</text:p>
          </table:table-cell>
          <table:table-cell office:value-type="string" calcext:value-type="string">
            <text:p>RESTAURANT BRANDS INTERNATIONAL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18921" calcext:value-type="float">
            <text:p>1618921</text:p>
          </table:table-cell>
          <table:table-cell office:value-type="string" calcext:value-type="string">
            <text:p>WBA</text:p>
          </table:table-cell>
          <table:table-cell office:value-type="string" calcext:value-type="string">
            <text:p>WALGREENS BOOTS ALLIANCE, INC.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1601" calcext:value-type="float">
            <text:p>1641601</text:p>
          </table:table-cell>
          <table:table-cell office:value-type="string" calcext:value-type="string">
            <text:p>RVRF</text:p>
          </table:table-cell>
          <table:table-cell office:value-type="string" calcext:value-type="string">
            <text:p>RIVER FINANCIAL CORPORATION</text:p>
          </table:table-cell>
          <table:table-cell office:value-type="float" office:value="2024" calcext:value-type="float">
            <text:p>2024</text:p>
          </table:table-cell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18" meta:object-count="0"/>
    <meta:generator>LibreOffice/24.2.7.2$Linux_X86_64 LibreOffice_project/420$Build-2</meta:generator>
  </office:meta>
</office:document-meta>
</file>